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77cc3" officeooo:paragraph-rsid="001584cf"/>
    </style:style>
    <style:style style:name="P2" style:family="paragraph" style:parent-style-name="Standard">
      <style:text-properties officeooo:rsid="00190e43" officeooo:paragraph-rsid="001584cf"/>
    </style:style>
    <style:style style:name="P3" style:family="paragraph" style:parent-style-name="Standard">
      <style:text-properties officeooo:rsid="00077cc3" officeooo:paragraph-rsid="001584cf"/>
    </style:style>
    <style:style style:name="P4" style:family="paragraph" style:parent-style-name="Standard">
      <style:text-properties officeooo:rsid="0008efae" officeooo:paragraph-rsid="001584cf"/>
    </style:style>
    <style:style style:name="P5" style:family="paragraph" style:parent-style-name="Standard">
      <style:text-properties officeooo:rsid="000a9256" officeooo:paragraph-rsid="001584cf"/>
    </style:style>
    <style:style style:name="P6" style:family="paragraph" style:parent-style-name="Standard">
      <style:text-properties style:font-name="Dudu Cyryllic" officeooo:rsid="000a9256" officeooo:paragraph-rsid="001584cf"/>
    </style:style>
    <style:style style:name="P7" style:family="paragraph" style:parent-style-name="Standard">
      <style:text-properties style:font-name="Liberation Serif" fo:font-style="italic" officeooo:rsid="000a9256" officeooo:paragraph-rsid="001584cf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0c7dcb" officeooo:paragraph-rsid="001584cf" style:font-style-asian="italic" style:font-style-complex="italic"/>
    </style:style>
    <style:style style:name="P9" style:family="paragraph" style:parent-style-name="Standard">
      <style:text-properties officeooo:rsid="000c7dcb" officeooo:paragraph-rsid="001584cf"/>
    </style:style>
    <style:style style:name="P10" style:family="paragraph" style:parent-style-name="Standard">
      <style:text-properties officeooo:rsid="000f041e" officeooo:paragraph-rsid="001584cf"/>
    </style:style>
    <style:style style:name="P11" style:family="paragraph" style:parent-style-name="Standard">
      <style:text-properties officeooo:rsid="0014f2fc" officeooo:paragraph-rsid="001584cf"/>
    </style:style>
    <style:style style:name="P12" style:family="paragraph" style:parent-style-name="Standard">
      <style:text-properties officeooo:rsid="00162bad" officeooo:paragraph-rsid="001584cf"/>
    </style:style>
    <style:style style:name="P13" style:family="paragraph" style:parent-style-name="Standard">
      <style:text-properties officeooo:rsid="001776ef" officeooo:paragraph-rsid="001584cf"/>
    </style:style>
    <style:style style:name="P14" style:family="paragraph" style:parent-style-name="Standard">
      <style:text-properties officeooo:paragraph-rsid="001584cf"/>
    </style:style>
    <style:style style:name="T1" style:family="text">
      <style:text-properties officeooo:rsid="00c50e14"/>
    </style:style>
    <style:style style:name="T2" style:family="text">
      <style:text-properties officeooo:rsid="0099e642"/>
    </style:style>
    <style:style style:name="T3" style:family="text">
      <style:text-properties officeooo:rsid="02b9f202"/>
    </style:style>
    <style:style style:name="T4" style:family="text">
      <style:text-properties officeooo:rsid="009a6fcc"/>
    </style:style>
    <style:style style:name="T5" style:family="text">
      <style:text-properties officeooo:rsid="00097b6f"/>
    </style:style>
    <style:style style:name="T6" style:family="text">
      <style:text-properties officeooo:rsid="00c48ab2"/>
    </style:style>
    <style:style style:name="T7" style:family="text">
      <style:text-properties officeooo:rsid="000c7dcb"/>
    </style:style>
    <style:style style:name="T8" style:family="text">
      <style:text-properties officeooo:rsid="000dd355"/>
    </style:style>
    <style:style style:name="T9" style:family="text">
      <style:text-properties officeooo:rsid="006c60d1"/>
    </style:style>
    <style:style style:name="T10" style:family="text">
      <style:text-properties officeooo:rsid="02ba8103"/>
    </style:style>
    <style:style style:name="T11" style:family="text">
      <style:text-properties officeooo:rsid="009b5c56"/>
    </style:style>
    <style:style style:name="T12" style:family="text">
      <style:text-properties officeooo:rsid="00162bad"/>
    </style:style>
    <style:style style:name="T13" style:family="text">
      <style:text-properties officeooo:rsid="001776ef"/>
    </style:style>
    <style:style style:name="T14" style:family="text">
      <style:text-properties officeooo:rsid="02bb5f71"/>
    </style:style>
    <style:style style:name="T15" style:family="text">
      <style:text-properties officeooo:rsid="02bd549a"/>
    </style:style>
    <style:style style:name="T16" style:family="text">
      <style:text-properties officeooo:rsid="00190e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<text:span text:style-name="T2">М</text:span>ама <text:span text:style-name="T2">принесла</text:span> посылку <text:span text:style-name="T2">с почты</text:span> — фанерный ящичек с коричневыми нашлёпками сургуча и крупными буквами адресов: нашего номерного «почтового ящика» и города Конотопа.</text:p>
      <text:p text:style-name="P4"><text:span text:style-name="T2">П</text:span>осылк<text:span text:style-name="T2">у</text:span> <text:span text:style-name="T2">ей отправила её мама, чтобы порадовать нас</text:span> сало<text:span text:style-name="T2">м,</text:span> мешоч<text:span text:style-name="T2">ком</text:span> чёрных семечек, и резинов<text:span text:style-name="T2">ой</text:span> грелк<text:span text:style-name="T2">ой, где булькал самогон</text:span>.</text:p>
      <text:p text:style-name="P4">Мама обжарила семечки на сковородке и они очень вкусно запахли. </text:p>
      <text:p text:style-name="P4">Мы грызли <text:span text:style-name="T2">их</text:span>, складывали шелуху на блюдце, а вкусные ядрышки с острыми носиками жевали и проглатывали.</text:p>
      <text:p text:style-name="P4">Потом мама сказала, что если сразу не есть, а налущить по полстакана, да посыпать сахарным песком — вот будет вкуснотища!</text:p>
      <text:p text:style-name="P5">Мы, дети, получили по стакану семечек каждый, одно блюдце на всех <text:span text:style-name="T3">сразу и большущий</text:span> <text:s/>кул<text:span text:style-name="T2">ьёк</text:span>, который мама ловко свернула из газеты и наполнила посылочными семечками.</text:p>
      <text:p text:style-name="P5"><text:span text:style-name="T2">За</text:span>йдя в детскую, мы разлеглись на остатках ковровой дорожки с подпалинами от давнишнего пожара.</text:p>
      <text:p text:style-name="P5">Конечно же, лущёными семечками первым наполнился стакан Наташки, хотя она <text:span text:style-name="T2">больше </text:span>болтала, <text:span text:style-name="T2">чем грызла</text:span>. Но когда <text:span text:style-name="T2">и </text:span>Санька стал обгонять меня, <text:span text:style-name="T2">это задело </text:span>моё самолюбие; <text:span text:style-name="T2">хотя я оправдывался тем, что </text:span>отвл<text:span text:style-name="T2">ёкся</text:span> рассматриванием карикатуры на газетном кульке, где пузатый колониалист вылетал с континента Африка, а сзади на его шортах чернел отпечаток пинка башмаком.</text:p>
      <text:p text:style-name="P5"><text:span text:style-name="T4">Я стал грызть побыстрее, и</text:span>ногда мне хотелось съесть какую-то из семечек, но нельзя <text:span text:style-name="T4">же</text:span> совсем отстать от брата с сестрой.</text:p>
      <text:p text:style-name="P5">Потом мама принесла стакан с сахарным песком и чайной ложечкой посыпала <text:span text:style-name="T4">нагрызенные нами семечки</text:span>, но <text:s/><text:span text:style-name="T4">мне</text:span> уже <text:span text:style-name="T4">их расхотелось</text:span>, даже и под сахарной присыпкой, и я охладел к ним на всю дальнейшую жизнь...</text:p>
      <text:p text:style-name="P6"/>
      <text:p text:style-name="P7"><text:span text:style-name="T5">(...а</text:span> между тем, лузганье семечек это не просто эффективное времяпровождение в сочетании с ублажением вкусовых колбочек языка и нёба, <text:span text:style-name="T6">но</text:span> ещё и целое искусство.</text:p>
      <text:p text:style-name="P7">Начиная от разухабисто славянских фасонов типа «свинячьего», когда чёрные, отчасти даже п<text:span text:style-name="T4">е</text:span>р<text:span text:style-name="T4">е</text:span>жёванные лушпайки не сплёвываются в окружающую действительность, а выталкиваются языком из уголка губ и они неспешной, лавообразной массой сползают до подбородка, чтобы шмякаться вниз прослюненными шматками; <text:span text:style-name="T7">либо же «филигранного», при котором семечка закидывается в рот с расстояния не менее двадцати пяти сантиметров, и так далее — до целомудренной закавказской манеры, когда грызóмые семечки закладываются во всё тот же, таки, рот по одной, из зажима между концом большого и суставом указательного пальцев, причём сгиб указательного совершенно прикрывает губы в момент приёма семечки, и лузга не выплёвывается, а возвращается обратно меж тех же пальцев для рассеивания куда попало, или складывания во что-уж-там-нибудь.</text:span></text:p>
      <text:p text:style-name="P8"><text:span text:style-name="T4">П</text:span>ри наблюдении <text:span text:style-name="T4">последнего из перечисленных способов</text:span>, складывается впечатление будто семечкоед вкушает собственный кукиш. Ну-кось, выкусим!..</text:p>
      <text:p text:style-name="P8">М-да, семечки — это вам не тупой поп-корм.</text:p>
      <text:p text:style-name="P8">Однако, хватит уже про них, вернусь-<text:span text:style-name="T8">ка</text:span> к зелёной дорожке...<text:span text:style-name="T5">)</text:span></text:p>
      <text:p text:style-name="P9"/>
      <text:p text:style-name="P10">Именно на этой <text:span text:style-name="T5">зелёной </text:span>дорожке мой брат нанёс сокрушительный удар по моему авторитету старшего, когда я, придя из школы после урока физкультуры, опрометчиво заявил, что сделать сто приседаний кряду — выше человеческих сил.</text:p>
      <text:p text:style-name="P10">Сашка молча посопел и сказал — он сделает.</text:p>
      <text:p text:style-name="P10">Считали мы с Наташей.</text:p>
      <text:p text:style-name="P10">После тридцатого приседания я заорал, что так неправильно, что он подымается не до конца, но он не слушал и продолжал, и Наташа продолжала считать.</text:p>
      <text:p text:style-name="P10"><text:soft-page-break/>Я перестал вопить, а под конец даже присоединился к сестре в хоровом счёте, хотя и видел, что после восьмидесяти он уже не подымается выше согнутых в приседе колен.</text:p>
      <text:p text:style-name="P10">Мне жалко было брата, эти неполноценные приседы давались ему с неимоверным трудом.</text:p>
      <text:p text:style-name="P10">Его пошатывало, в глазах стояли слёзы, но счёт был доведён до ста, после чего он насилу доковылял до дивана, а потом неделю жаловался на боль в коленях.</text:p>
      <text:p text:style-name="P10">Авторитет мой рухнул, как колониализм в Африке. Хорошо хоть пряников я не обещал...</text:p>
      <text:p text:style-name="P10"/>
      <text:p text:style-name="P10">Откуда взялся проектор?</text:p>
      <text:p text:style-name="P10">Скорее всего это был подарок родителей. А у них в комнате появилась радиола — комбинация из радиоприёмника и проигрывателя для грампластинок; как теперь говорят: два в одном.</text:p>
      <text:p text:style-name="P10"><text:span text:style-name="T4">К</text:span>рышка и боковые стенки <text:span text:style-name="T4">у неё </text:span>отблескивали коричневым лаком. <text:span text:style-name="T9">Твёрдый картон</text:span> обращённ<text:span text:style-name="T9">ой</text:span> к стене <text:span text:style-name="T9">задней стенки </text:span><text:s/>был просв<text:span text:style-name="T9">é</text:span>рлен рядами круглых отверстий-<text:span text:style-name="T9">иллюминаторов, в которых</text:span> <text:span text:style-name="T9">белели</text:span> алюминиевые <text:span text:style-name="T9">домики-</text:span>панели <text:span text:style-name="T9">и теплились тихие огоньки в чёрно-перламутровых башенках</text:span> радиоламп разного роста, а через одну из дырочек выходил коричневый провод с вилкой для электророзетк<text:span text:style-name="T9">и</text:span>.</text:p>
      <text:p text:style-name="P11">Переднюю стенку обтягивала специальная звукопропускающая материя, через которую угадывались овалы динамиков, и круглый зелёный глазок лампочки, зажигающейся при включении.</text:p>
      <text:p text:style-name="P11">Внизу передней стенки размещалась невысокая стеклянная плата почти во всю длину, если не считать три катушечные ручки по краям: справа — включение и громкость (два в одном) и переключатель диапазона принимаемых радиоволн, слева — плавная подстройка на волну.</text:p>
      <text:p text:style-name="P11">Стекло было чёрное, с четырьмя прозрачными полосками от края и до края, <text:span text:style-name="T4">и</text:span> над каждой тонкие чёрточки <text:span text:style-name="T4">с</text:span> названия<text:span text:style-name="T4">ми</text:span> городов: Москва, Бухарест, Варшава; <text:span text:style-name="T4">а</text:span> <text:span text:style-name="T6">если</text:span> покрутить ручку настройки приёма волны, <text:s/><text:span text:style-name="T10">то через </text:span><text:s/>прозрачны<text:span text:style-name="T10">е</text:span> полоск<text:span text:style-name="T10">и</text:span>, <text:span text:style-name="T11">по ту сторону стекла,</text:span> в недрах радиолы видн<text:span text:style-name="T10">о</text:span> пр<text:span text:style-name="T11">о</text:span>движение <text:span text:style-name="T4">красного </text:span>вертикального бегунка.</text:p>
      <text:p text:style-name="P11">Радио было не очень интересным — шипело, трещало при пере<text:span text:style-name="T11">мещ</text:span>ении бегунка, иногда <text:span text:style-name="T11">из него </text:span>всплывала речь диктора на незнакомо-бухарестском языке, ил<text:span text:style-name="T11">и</text:span> на русском, но <text:span text:style-name="T11">такое</text:span> же самое, что и в настенном радио.</text:p>
      <text:p text:style-name="P11">Зато поднятие <text:span text:style-name="T12">лакированной крышки открывало широкий круг с бархатной красной спинкой, куда кладутся грампластинки, надеваясь на невысокий никелированный стерженёк в центре круга, а сбоку от него — чуть кривоватая лапка адаптера из белой пластмассы на своей подставке. </text:span></text:p>
      <text:p text:style-name="P12">Адаптер <text:s/>надо приподнять с подставки <text:s/>и опустить на краешек вращающейся грампластинки, чтобы слушать песню про Чико-Чико из Коста-Рики, или О Маэ Кэро, или про солдата в поле вдоль берега крутого.</text:p>
      <text:p text:style-name="P12">В тумбочке под радиолой было много бумажных конвертов с чёрными пластинками Апрелевского завода грамзаписи, о чём было напечатано на круглых наклейках в центре, пониже названия песни и имени исполнителя, и что скорость вращения 78 об/мин.</text:p>
      <text:p text:style-name="P12">Рядом с адаптером находился рычажок переключения скорост<text:span text:style-name="T10">ей</text:span>: 33, 45 и 78.</text:p>
      <text:p text:style-name="P12">Пластинки на 33 оборота были значительно меньше 78-оборотных, но на них — на таких маленьких — размещалось аж по две песни с одной стороны.</text:p>
      <text:p text:style-name="P12">Наташа показала нам, что при запуске 33-оборотной пластинки на скорость в 45 или <text:s/>78 оборотов даже хор Советской Армии имени Александрова начинает петь кукольно-<text:span text:style-name="T10">лилипуточными голосами.</text:span></text:p>
      <text:p text:style-name="P12"/>
      <text:p text:style-name="P12">Папа не <text:span text:style-name="T1">слишком-то </text:span><text:s/><text:span text:style-name="T1">увлекался </text:span>чтени<text:span text:style-name="T1">ем</text:span>, <text:span text:style-name="T13">если что и читал, то лишь журнал РАДИО со схемами-чертежами из диодов-конденсаторов-сопротивлений, который ежемесячно приносили в почтовый ящик на двери нашей квартиры.</text:span></text:p>
      <text:p text:style-name="P13">А поскольку папа был партийный человек, то туда же ещё клали газету ПРАВДА и журнал БЛОКНОТ АГИТАТОРА без единой картинки и с беспросветно плотной печатью — <text:span text:style-name="T14">по одному-два <text:s/></text:span>нескончаемых <text:s/><text:span text:style-name="T1">абзаца на странице, <text:s/>не больше</text:span>.</text:p>
      <text:p text:style-name="P13"><text:soft-page-break/><text:span text:style-name="T1">Ещё из-за своей партийности</text:span> <text:span text:style-name="T1">папа </text:span>иногда <text:span text:style-name="T1">по </text:span>вечерам ходил на занятия в школу партийной учёбы, после работы, <text:span text:style-name="T15">чтобы</text:span> записыва<text:span text:style-name="T15">ть</text:span> уроки в толстую тетрадь с дерматиновой коричневой обложкой, <text:span text:style-name="T1">потому что </text:span>в конце <text:span text:style-name="T1">учебного года </text:span>его ждал трудный экзамен.</text:p>
      <text:p text:style-name="P13"><text:span text:style-name="T15">С одного из вечерних уроков</text:span> <text:span text:style-name="T15">папа</text:span> принёс <text:span text:style-name="T15">домой </text:span>пару партийных учебников, которые там распространяли среди партшкольников. Но <text:span text:style-name="T1">даже </text:span>в эти учебники он никогда не заглядывал. </text:p>
      <text:p text:style-name="P13">И <text:span text:style-name="T1">оказалось, что </text:span>зря. </text:p>
      <text:p text:style-name="P13">Потому что <text:span text:style-name="T15">ещё </text:span>через два года в одном из них он обнаружил свою «заначку» — часть получки припрятанн<text:span text:style-name="T15">ой</text:span> от жены для расходов по собственному усмотрению.</text:p>
      <text:p text:style-name="P13">Он горько сожалел и громко сетовал <text:span text:style-name="T15">по поводу</text:span> <text:span text:style-name="T1">своей</text:span> находки, потому что заначка оказалась старыми деньгами, на которые после реформы ничего не купишь...</text:p>
      <text:p text:style-name="P2">У Объекта, на котором мы жили, было ещё одно имя — Зона. <text:span text:style-name="T1">Оно о</text:span>сталось с тех времён, когда Объект строили зэки, а ведь они живут и трудятся «на зоне».</text:p>
      <text:p text:style-name="P2">После пары лет занятий в партийной школе папу и других её учеников возили «за <text:span text:style-name="T5">З</text:span>ону» — в районный центр на экзамены.</text:p>
      <text:p text:style-name="P14"><text:span text:style-name="T16">Папа переживал и говорил, что ни черта не знает, хоть исписал свою толстую </text:span>тетрадку<text:span text:style-name="T16"> почти до самого конца. А как же не хочется остаться ещё на год в этой школе партийной учёбы!</text:span></text:p>
      <text:p text:style-name="P2"><text:span text:style-name="T1">Из «за Зоны» </text:span>он <text:span text:style-name="T1">в</text:span>ернулся довольный, <text:span text:style-name="T11">потому</text:span> что получил «троечку» и теперь хоть вечера будут свободны.</text:p>
      <text:p text:style-name="P2">Мама спросила: как же <text:span text:style-name="T15">так </text:span><text:s/>удалось, если <text:span text:style-name="T15">он </text:span>ничего не знал?</text:p>
      <text:p text:style-name="P2">Тогда папа открыл толстую тетрад<text:span text:style-name="T11">ь</text:span> и показал свою колдовочку — во время экзамена он на последней странице сделал карандашный рисунок осла, а внизу написал: «вы-ве-зи!»</text:p>
      <text:p text:style-name="P2">Я не знал верить всему этому или нет, потому что папа очень смеялся, но я <text:span text:style-name="T1">решил, что лучше </text:span><text:s/>никому не стану рассказывать про осла, который вывез папу из школы партийной учёбы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41:47.028692244</meta:creation-date>
    <dc:date>2017-02-27T20:41:54.274909085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0" meta:word-count="1244" meta:character-count="8353" meta:non-whitespace-character-count="7123"/>
    <meta:generator>LibreOffice/4.3.3.2$Linux_x86 LibreOffice_project/430m0$Build-2</meta:generator>
  </office:meta>
</office:document-meta>
</file>